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3047in"/>
    </style:style>
    <style:style style:name="co3" style:family="table-column">
      <style:table-column-properties fo:break-before="auto" style:column-width="0.461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0.44">
            <text:p>0.44</text:p>
          </table:table-cell>
          <table:table-cell office:value-type="float" office:value="0.49">
            <text:p>0.49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1.08">
            <text:p>1.08</text:p>
          </table:table-cell>
          <table:table-cell office:value-type="float" office:value="1.23">
            <text:p>1.23</text:p>
          </table:table-cell>
          <table:table-cell office:value-type="float" office:value="1.38">
            <text:p>1.38</text:p>
          </table:table-cell>
          <table:table-cell office:value-type="float" office:value="1.49">
            <text:p>1.49</text:p>
          </table:table-cell>
          <table:table-cell office:value-type="float" office:value="1.73">
            <text:p>1.73</text:p>
          </table:table-cell>
          <table:table-cell office:value-type="float" office:value="1.85">
            <text:p>1.85</text:p>
          </table:table-cell>
          <table:table-cell office:value-type="float" office:value="2.02">
            <text:p>2.02</text:p>
          </table:table-cell>
          <table:table-cell office:value-type="float" office:value="2.23">
            <text:p>2.23</text:p>
          </table:table-cell>
          <table:table-cell office:value-type="float" office:value="2.4">
            <text:p>2.4</text:p>
          </table:table-cell>
          <table:table-cell office:value-type="float" office:value="2.65">
            <text:p>2.65</text:p>
          </table:table-cell>
          <table:table-cell office:value-type="float" office:value="2.83">
            <text:p>2.83</text:p>
          </table:table-cell>
          <table:table-cell office:value-type="float" office:value="3.12">
            <text:p>3.12</text:p>
          </table:table-cell>
          <table:table-cell table:number-columns-repeated="2" office:value-type="float" office:value="0">
            <text:p>0</text:p>
          </table:table-cell>
          <table:table-cell office:value-type="float" office:value="3.81">
            <text:p>3.81</text:p>
          </table:table-cell>
          <table:table-cell office:value-type="float" office:value="4.05">
            <text:p>4.05</text:p>
          </table:table-cell>
          <table:table-cell table:number-columns-repeated="3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  <table:table-cell office:value-type="float" office:value="5.71">
            <text:p>5.71</text:p>
          </table:table-cell>
          <table:table-cell table:number-columns-repeated="2" office:value-type="float" office:value="0">
            <text:p>0</text:p>
          </table:table-cell>
          <table:table-cell office:value-type="float" office:value="6.71">
            <text:p>6.71</text:p>
          </table:table-cell>
          <table:table-cell table:number-columns-repeated="2" office:value-type="float" office:value="0">
            <text:p>0</text:p>
          </table:table-cell>
          <table:table-cell office:value-type="float" office:value="7.72">
            <text:p>7.72</text:p>
          </table:table-cell>
          <table:table-cell table:number-columns-repeated="2" office:value-type="float" office:value="0">
            <text:p>0</text:p>
          </table:table-cell>
          <table:table-cell office:value-type="float" office:value="8.8">
            <text:p>8.8</text:p>
          </table:table-cell>
          <table:table-cell office:value-type="float" office:value="0">
            <text:p>0</text:p>
          </table:table-cell>
          <table:table-cell office:value-type="float" office:value="9.56">
            <text:p>9.56</text:p>
          </table:table-cell>
          <table:table-cell office:value-type="float" office:value="10.06">
            <text:p>10.06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26">
            <text:p>0.26</text:p>
          </table:table-cell>
          <table:table-cell office:value-type="float" office:value="0.33">
            <text:p>0.33</text:p>
          </table:table-cell>
          <table:table-cell office:value-type="float" office:value="0.41">
            <text:p>0.41</text:p>
          </table:table-cell>
          <table:table-cell office:value-type="float" office:value="0.51">
            <text:p>0.51</text:p>
          </table:table-cell>
          <table:table-cell office:value-type="float" office:value="0.58">
            <text:p>0.58</text:p>
          </table:table-cell>
          <table:table-cell office:value-type="float" office:value="0.72">
            <text:p>0.72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1.07">
            <text:p>1.07</text:p>
          </table:table-cell>
          <table:table-cell office:value-type="float" office:value="1.25">
            <text:p>1.25</text:p>
          </table:table-cell>
          <table:table-cell office:value-type="float" office:value="1.35">
            <text:p>1.35</text:p>
          </table:table-cell>
          <table:table-cell office:value-type="float" office:value="1.52">
            <text:p>1.52</text:p>
          </table:table-cell>
          <table:table-cell office:value-type="float" office:value="1.67">
            <text:p>1.67</text:p>
          </table:table-cell>
          <table:table-cell office:value-type="float" office:value="1.87">
            <text:p>1.87</text:p>
          </table:table-cell>
          <table:table-cell office:value-type="float" office:value="2.06">
            <text:p>2.06</text:p>
          </table:table-cell>
          <table:table-cell office:value-type="float" office:value="2.24">
            <text:p>2.24</text:p>
          </table:table-cell>
          <table:table-cell office:value-type="float" office:value="2.4">
            <text:p>2.4</text:p>
          </table:table-cell>
          <table:table-cell office:value-type="float" office:value="2.61">
            <text:p>2.61</text:p>
          </table:table-cell>
          <table:table-cell office:value-type="float" office:value="0">
            <text:p>0</text:p>
          </table:table-cell>
          <table:table-cell office:value-type="float" office:value="3.02">
            <text:p>3.02</text:p>
          </table:table-cell>
          <table:table-cell table:number-columns-repeated="4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float" office:value="4.62">
            <text:p>4.62</text:p>
          </table:table-cell>
          <table:table-cell table:number-columns-repeated="2" office:value-type="float" office:value="0">
            <text:p>0</text:p>
          </table:table-cell>
          <table:table-cell office:value-type="float" office:value="5.42">
            <text:p>5.42</text:p>
          </table:table-cell>
          <table:table-cell table:number-columns-repeated="2" office:value-type="float" office:value="0">
            <text:p>0</text:p>
          </table:table-cell>
          <table:table-cell office:value-type="float" office:value="6.37">
            <text:p>6.37</text:p>
          </table:table-cell>
          <table:table-cell table:number-columns-repeated="2" office:value-type="float" office:value="0">
            <text:p>0</text:p>
          </table:table-cell>
          <table:table-cell office:value-type="float" office:value="7.36">
            <text:p>7.36</text:p>
          </table:table-cell>
          <table:table-cell office:value-type="float" office:value="7.8">
            <text:p>7.8</text:p>
          </table:table-cell>
          <table:table-cell office:value-type="float" office:value="8.13">
            <text:p>8.13</text:p>
          </table:table-cell>
          <table:table-cell table:number-columns-repeated="2" office:value-type="float" office:value="0">
            <text:p>0</text:p>
          </table:table-cell>
          <table:table-cell office:value-type="float" office:value="9.23">
            <text:p>9.23</text:p>
          </table:table-cell>
          <table:table-cell office:value-type="float" office:value="9.64">
            <text:p>9.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27">
            <text:p>0.27</text:p>
          </table:table-cell>
          <table:table-cell office:value-type="float" office:value="0.32">
            <text:p>0.32</text:p>
          </table:table-cell>
          <table:table-cell office:value-type="float" office:value="0.42">
            <text:p>0.42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1">
            <text:p>0.71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1.08">
            <text:p>1.08</text:p>
          </table:table-cell>
          <table:table-cell office:value-type="float" office:value="1.24">
            <text:p>1.24</text:p>
          </table:table-cell>
          <table:table-cell office:value-type="float" office:value="1.38">
            <text:p>1.38</text:p>
          </table:table-cell>
          <table:table-cell office:value-type="float" office:value="1.51">
            <text:p>1.51</text:p>
          </table:table-cell>
          <table:table-cell office:value-type="float" office:value="1.7">
            <text:p>1.7</text:p>
          </table:table-cell>
          <table:table-cell office:value-type="float" office:value="1.86">
            <text:p>1.86</text:p>
          </table:table-cell>
          <table:table-cell office:value-type="float" office:value="2.01">
            <text:p>2.01</text:p>
          </table:table-cell>
          <table:table-cell office:value-type="float" office:value="2.27">
            <text:p>2.27</text:p>
          </table:table-cell>
          <table:table-cell office:value-type="float" office:value="2.43">
            <text:p>2.43</text:p>
          </table:table-cell>
          <table:table-cell office:value-type="float" office:value="2.64">
            <text:p>2.64</text:p>
          </table:table-cell>
          <table:table-cell table:number-columns-repeated="3" office:value-type="float" office:value="0">
            <text:p>0</text:p>
          </table:table-cell>
          <table:table-cell office:value-type="float" office:value="3.58">
            <text:p>3.58</text:p>
          </table:table-cell>
          <table:table-cell office:value-type="float" office:value="3.73">
            <text:p>3.73</text:p>
          </table:table-cell>
          <table:table-cell office:value-type="float" office:value="4.02">
            <text:p>4.02</text:p>
          </table:table-cell>
          <table:table-cell office:value-type="float" office:value="4.27">
            <text:p>4.27</text:p>
          </table:table-cell>
          <table:table-cell office:value-type="float" office:value="4.53">
            <text:p>4.53</text:p>
          </table:table-cell>
          <table:table-cell table:number-columns-repeated="3" office:value-type="float" office:value="0">
            <text:p>0</text:p>
          </table:table-cell>
          <table:table-cell office:value-type="float" office:value="5.73">
            <text:p>5.73</text:p>
          </table:table-cell>
          <table:table-cell office:value-type="float" office:value="6.04">
            <text:p>6.04</text:p>
          </table:table-cell>
          <table:table-cell office:value-type="float" office:value="0">
            <text:p>0</text:p>
          </table:table-cell>
          <table:table-cell office:value-type="float" office:value="6.76">
            <text:p>6.76</text:p>
          </table:table-cell>
          <table:table-cell office:value-type="float" office:value="6.98">
            <text:p>6.98</text:p>
          </table:table-cell>
          <table:table-cell office:value-type="float" office:value="7.33">
            <text:p>7.33</text:p>
          </table:table-cell>
          <table:table-cell table:number-columns-repeated="2" office:value-type="float" office:value="0">
            <text:p>0</text:p>
          </table:table-cell>
          <table:table-cell office:value-type="float" office:value="8.48">
            <text:p>8.48</text:p>
          </table:table-cell>
          <table:table-cell office:value-type="float" office:value="8.87">
            <text:p>8.87</text:p>
          </table:table-cell>
          <table:table-cell office:value-type="float" office:value="9.28">
            <text:p>9.28</text:p>
          </table:table-cell>
          <table:table-cell office:value-type="float" office:value="9.66">
            <text:p>9.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26">
            <text:p>0.26</text:p>
          </table:table-cell>
          <table:table-cell office:value-type="float" office:value="0.33">
            <text:p>0.33</text:p>
          </table:table-cell>
          <table:table-cell office:value-type="float" office:value="0.42">
            <text:p>0.42</text:p>
          </table:table-cell>
          <table:table-cell office:value-type="float" office:value="0.5">
            <text:p>0.5</text:p>
          </table:table-cell>
          <table:table-cell office:value-type="float" office:value="0.59">
            <text:p>0.59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1.07">
            <text:p>1.07</text:p>
          </table:table-cell>
          <table:table-cell office:value-type="float" office:value="1.2">
            <text:p>1.2</text:p>
          </table:table-cell>
          <table:table-cell office:value-type="float" office:value="1.36">
            <text:p>1.36</text:p>
          </table:table-cell>
          <table:table-cell office:value-type="float" office:value="1.54">
            <text:p>1.54</text:p>
          </table:table-cell>
          <table:table-cell office:value-type="float" office:value="1.64">
            <text:p>1.64</text:p>
          </table:table-cell>
          <table:table-cell office:value-type="float" office:value="1.86">
            <text:p>1.86</text:p>
          </table:table-cell>
          <table:table-cell office:value-type="float" office:value="2.05">
            <text:p>2.05</text:p>
          </table:table-cell>
          <table:table-cell office:value-type="float" office:value="2.23">
            <text:p>2.23</text:p>
          </table:table-cell>
          <table:table-cell office:value-type="float" office:value="2.46">
            <text:p>2.46</text:p>
          </table:table-cell>
          <table:table-cell table:number-columns-repeated="4" office:value-type="float" office:value="0">
            <text:p>0</text:p>
          </table:table-cell>
          <table:table-cell office:value-type="float" office:value="3.54">
            <text:p>3.54</text:p>
          </table:table-cell>
          <table:table-cell table:number-columns-repeated="3"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4.85">
            <text:p>4.85</text:p>
          </table:table-cell>
          <table:table-cell office:value-type="float" office:value="0">
            <text:p>0</text:p>
          </table:table-cell>
          <table:table-cell office:value-type="float" office:value="5.46">
            <text:p>5.46</text:p>
          </table:table-cell>
          <table:table-cell office:value-type="float" office:value="5.67">
            <text:p>5.67</text:p>
          </table:table-cell>
          <table:table-cell office:value-type="float" office:value="6.03">
            <text:p>6.03</text:p>
          </table:table-cell>
          <table:table-cell office:value-type="float" office:value="6.35">
            <text:p>6.35</text:p>
          </table:table-cell>
          <table:table-cell office:value-type="float" office:value="0">
            <text:p>0</text:p>
          </table:table-cell>
          <table:table-cell office:value-type="float" office:value="6.94">
            <text:p>6.94</text:p>
          </table:table-cell>
          <table:table-cell office:value-type="float" office:value="7.39">
            <text:p>7.39</text:p>
          </table:table-cell>
          <table:table-cell table:number-columns-repeated="4" office:value-type="float" office:value="0">
            <text:p>0</text:p>
          </table:table-cell>
          <table:table-cell office:value-type="float" office:value="9.18">
            <text:p>9.18</text:p>
          </table:table-cell>
          <table:table-cell office:value-type="float" office:value="9.55">
            <text:p>9.55</text:p>
          </table:table-cell>
          <table:table-cell office:value-type="float" office:value="10.03">
            <text:p>1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office:value-type="float" office:value="0.33">
            <text:p>0.3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1">
            <text:p>0.71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1.09">
            <text:p>1.09</text:p>
          </table:table-cell>
          <table:table-cell office:value-type="float" office:value="1.23">
            <text:p>1.23</text:p>
          </table:table-cell>
          <table:table-cell office:value-type="float" office:value="1.38">
            <text:p>1.38</text:p>
          </table:table-cell>
          <table:table-cell office:value-type="float" office:value="1.54">
            <text:p>1.54</text:p>
          </table:table-cell>
          <table:table-cell office:value-type="float" office:value="1.69">
            <text:p>1.69</text:p>
          </table:table-cell>
          <table:table-cell office:value-type="float" office:value="1.89">
            <text:p>1.89</text:p>
          </table:table-cell>
          <table:table-cell office:value-type="float" office:value="2.01">
            <text:p>2.01</text:p>
          </table:table-cell>
          <table:table-cell office:value-type="float" office:value="2.26">
            <text:p>2.26</text:p>
          </table:table-cell>
          <table:table-cell office:value-type="float" office:value="2.41">
            <text:p>2.41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  <table:table-cell office:value-type="float" office:value="3.12">
            <text:p>3.12</text:p>
          </table:table-cell>
          <table:table-cell office:value-type="float" office:value="3.34">
            <text:p>3.34</text:p>
          </table:table-cell>
          <table:table-cell office:value-type="float" office:value="3.54">
            <text:p>3.54</text:p>
          </table:table-cell>
          <table:table-cell table:number-columns-repeated="3" office:value-type="float" office:value="0">
            <text:p>0</text:p>
          </table:table-cell>
          <table:table-cell office:value-type="float" office:value="4.54">
            <text:p>4.54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5.47">
            <text:p>5.47</text:p>
          </table:table-cell>
          <table:table-cell table:number-columns-repeated="2" office:value-type="float" office:value="0">
            <text:p>0</text:p>
          </table:table-cell>
          <table:table-cell office:value-type="float" office:value="6.38">
            <text:p>6.38</text:p>
          </table:table-cell>
          <table:table-cell office:value-type="float" office:value="6.69">
            <text:p>6.69</text:p>
          </table:table-cell>
          <table:table-cell office:value-type="float" office:value="7.09">
            <text:p>7.09</text:p>
          </table:table-cell>
          <table:table-cell office:value-type="float" office:value="0">
            <text:p>0</text:p>
          </table:table-cell>
          <table:table-cell office:value-type="float" office:value="7.75">
            <text:p>7.75</text:p>
          </table:table-cell>
          <table:table-cell office:value-type="float" office:value="0">
            <text:p>0</text:p>
          </table:table-cell>
          <table:table-cell office:value-type="float" office:value="8.49">
            <text:p>8.49</text:p>
          </table:table-cell>
          <table:table-cell office:value-type="float" office:value="8.79">
            <text:p>8.79</text:p>
          </table:table-cell>
          <table:table-cell table:number-columns-repeated="2" office:value-type="float" office:value="0">
            <text:p>0</text:p>
          </table:table-cell>
          <table:table-cell office:value-type="float" office:value="10.04">
            <text:p>10.04</text:p>
          </table:table-cell>
          <table:table-cell office:value-type="float" office:value="10.41">
            <text:p>10.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 office:value-type="float" office:value="760">
            <text:p>760</text:p>
          </table:table-cell>
          <table:table-cell office:value-type="float" office:value="780">
            <text:p>78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 office:value-type="float" office:value="860">
            <text:p>860</text:p>
          </table:table-cell>
          <table:table-cell office:value-type="float" office:value="880">
            <text:p>880</text:p>
          </table:table-cell>
          <table:table-cell office:value-type="float" office:value="900">
            <text:p>900</text:p>
          </table:table-cell>
          <table:table-cell office:value-type="float" office:value="920">
            <text:p>920</text:p>
          </table:table-cell>
          <table:table-cell office:value-type="float" office:value="940">
            <text:p>940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table:formula="of:=SUM([.A1:.A5])/5" office:value-type="float" office:value="0.01">
            <text:p>0.01</text:p>
          </table:table-cell>
          <table:table-cell table:formula="of:=SUM([.B1:.B5])/5" office:value-type="float" office:value="0.024">
            <text:p>0.024</text:p>
          </table:table-cell>
          <table:table-cell table:formula="of:=SUM([.C1:.C5])/5" office:value-type="float" office:value="0.06">
            <text:p>0.06</text:p>
          </table:table-cell>
          <table:table-cell table:formula="of:=SUM([.D1:.D5])/5" office:value-type="float" office:value="0.1">
            <text:p>0.1</text:p>
          </table:table-cell>
          <table:table-cell table:formula="of:=SUM([.E1:.E5])/5" office:value-type="float" office:value="0.142">
            <text:p>0.142</text:p>
          </table:table-cell>
          <table:table-cell table:formula="of:=SUM([.F1:.F5])/5" office:value-type="float" office:value="0.19">
            <text:p>0.19</text:p>
          </table:table-cell>
          <table:table-cell table:formula="of:=SUM([.G1:.G5])/5" office:value-type="float" office:value="0.264">
            <text:p>0.264</text:p>
          </table:table-cell>
          <table:table-cell table:formula="of:=SUM([.H1:.H5])/5" office:value-type="float" office:value="0.328">
            <text:p>0.328</text:p>
          </table:table-cell>
          <table:table-cell table:formula="of:=SUM([.I1:.I5])/5" office:value-type="float" office:value="0.418">
            <text:p>0.418</text:p>
          </table:table-cell>
          <table:table-cell table:formula="of:=SUM([.J1:.J5])/5" office:value-type="float" office:value="0.5">
            <text:p>0.5</text:p>
          </table:table-cell>
          <table:table-cell table:formula="of:=SUM([.K1:.K5])/5" office:value-type="float" office:value="0.594">
            <text:p>0.594</text:p>
          </table:table-cell>
          <table:table-cell table:formula="of:=SUM([.L1:.L5])/5" office:value-type="float" office:value="0.716">
            <text:p>0.716</text:p>
          </table:table-cell>
          <table:table-cell table:formula="of:=SUM([.M1:.M5])/5" office:value-type="float" office:value="0.82">
            <text:p>0.82</text:p>
          </table:table-cell>
          <table:table-cell table:formula="of:=SUM([.N1:.N5])/5" office:value-type="float" office:value="0.942">
            <text:p>0.942</text:p>
          </table:table-cell>
          <table:table-cell table:formula="of:=SUM([.O1:.O5])/5" office:value-type="float" office:value="1.078">
            <text:p>1.078</text:p>
          </table:table-cell>
          <table:table-cell table:formula="of:=SUM([.P1:.P5])/5" office:value-type="float" office:value="1.23">
            <text:p>1.23</text:p>
          </table:table-cell>
          <table:table-cell table:formula="of:=SUM([.Q1:.Q5])/5" office:value-type="float" office:value="1.37">
            <text:p>1.37</text:p>
          </table:table-cell>
          <table:table-cell table:formula="of:=SUM([.R1:.R5])/5" office:value-type="float" office:value="1.52">
            <text:p>1.52</text:p>
          </table:table-cell>
          <table:table-cell table:formula="of:=SUM([.S1:.S5])/5" office:value-type="float" office:value="1.686">
            <text:p>1.686</text:p>
          </table:table-cell>
          <table:table-cell table:formula="of:=SUM([.T1:.T5])/5" office:value-type="float" office:value="1.866">
            <text:p>1.866</text:p>
          </table:table-cell>
          <table:table-cell table:formula="of:=SUM([.U1:.U5])/5" office:value-type="float" office:value="2.03">
            <text:p>2.03</text:p>
          </table:table-cell>
          <table:table-cell table:formula="of:=SUM([.V1:.V5])/5" office:value-type="float" office:value="2.246">
            <text:p>2.246</text:p>
          </table:table-cell>
          <table:table-cell table:formula="of:=SUM([.W1:.W5])/5" office:value-type="float" office:value="2.42">
            <text:p>2.42</text:p>
          </table:table-cell>
          <table:table-cell table:formula="of:=SUM([.X1:.X5])/5" office:value-type="float" office:value="2.096">
            <text:p>2.096</text:p>
          </table:table-cell>
          <table:table-cell table:formula="of:=SUM([.Y1:.Y5])/5" office:value-type="float" office:value="0.566">
            <text:p>0.566</text:p>
          </table:table-cell>
          <table:table-cell table:formula="of:=SUM([.Z1:.Z5])/5" office:value-type="float" office:value="1.852">
            <text:p>1.852</text:p>
          </table:table-cell>
          <table:table-cell table:formula="of:=SUM([.AA1:.AA5])/5" office:value-type="float" office:value="0.668">
            <text:p>0.668</text:p>
          </table:table-cell>
          <table:table-cell table:formula="of:=SUM([.AB1:.AB5])/5" office:value-type="float" office:value="2.132">
            <text:p>2.132</text:p>
          </table:table-cell>
          <table:table-cell table:formula="of:=SUM([.AC1:.AC5])/5" office:value-type="float" office:value="1.508">
            <text:p>1.508</text:p>
          </table:table-cell>
          <table:table-cell table:formula="of:=SUM([.AD1:.AD5])/5" office:value-type="float" office:value="1.614">
            <text:p>1.614</text:p>
          </table:table-cell>
          <table:table-cell table:formula="of:=SUM([.AE1:.AE5])/5" office:value-type="float" office:value="1.714">
            <text:p>1.714</text:p>
          </table:table-cell>
          <table:table-cell table:formula="of:=SUM([.AF1:.AF5])/5" office:value-type="float" office:value="3.658">
            <text:p>3.658</text:p>
          </table:table-cell>
          <table:table-cell table:formula="of:=SUM([.AG1:.AG5])/5" office:value-type="float" office:value="1.95">
            <text:p>1.95</text:p>
          </table:table-cell>
          <table:table-cell table:formula="of:=SUM([.AH1:.AH5])/5" office:value-type="float" office:value="1.02">
            <text:p>1.02</text:p>
          </table:table-cell>
          <table:table-cell table:formula="of:=SUM([.AI1:.AI5])/5" office:value-type="float" office:value="3.27">
            <text:p>3.27</text:p>
          </table:table-cell>
          <table:table-cell table:formula="of:=SUM([.AJ1:.AJ5])/5" office:value-type="float" office:value="3.422">
            <text:p>3.422</text:p>
          </table:table-cell>
          <table:table-cell table:formula="of:=SUM([.AK1:.AK5])/5" office:value-type="float" office:value="2.414">
            <text:p>2.414</text:p>
          </table:table-cell>
          <table:table-cell table:formula="of:=SUM([.AL1:.AL5])/5" office:value-type="float" office:value="3.82">
            <text:p>3.82</text:p>
          </table:table-cell>
          <table:table-cell table:formula="of:=SUM([.AM1:.AM5])/5" office:value-type="float" office:value="4.032">
            <text:p>4.032</text:p>
          </table:table-cell>
          <table:table-cell table:formula="of:=SUM([.AN1:.AN5])/5" office:value-type="float" office:value="4.202">
            <text:p>4.202</text:p>
          </table:table-cell>
          <table:table-cell table:formula="of:=SUM([.AO1:.AO5])/5" office:value-type="float" office:value="4.416">
            <text:p>4.416</text:p>
          </table:table-cell>
          <table:table-cell table:formula="of:=SUM([.AP1:.AP5])/5" office:value-type="float" office:value="4.654">
            <text:p>4.654</text:p>
          </table:table-cell>
          <table:table-cell table:formula="of:=SUM([.AQ1:.AQ5])/5" office:value-type="float" office:value="1.626">
            <text:p>1.626</text:p>
          </table:table-cell>
          <table:table-cell table:formula="of:=SUM([.AR1:.AR5])/5" office:value-type="float" office:value="3.394">
            <text:p>3.394</text:p>
          </table:table-cell>
          <table:table-cell table:formula="of:=SUM([.AS1:.AS5])/5" office:value-type="float" office:value="5.292">
            <text:p>5.292</text:p>
          </table:table-cell>
          <table:table-cell table:formula="of:=SUM([.AT1:.AT5])/5" office:value-type="float" office:value="5.538">
            <text:p>5.538</text:p>
          </table:table-cell>
          <table:table-cell table:formula="of:=SUM([.AU1:.AU5])/5" office:value-type="float" office:value="7.682">
            <text:p>7.682</text:p>
          </table:table-cell>
          <table:table-cell table:formula="of:=SUM([.AV1:.AV5])/5" office:value-type="float" office:value="6.026">
            <text:p>6.026</text:p>
          </table:table-cell>
          <table:table-cell table:formula="of:=SUM([.AW1:.AW5])/5" office:value-type="float" office:value="4.162">
            <text:p>4.162</text:p>
          </table:table-cell>
        </table:table-row>
        <table:table-row table:style-name="ro1">
          <table:table-cell>
            <draw:frame table:end-cell-address="Sheet1.Q30" table:end-x="0.3063in" table:end-y="0.0512in" draw:z-index="0" draw:style-name="gr1" draw:text-style-name="P1" svg:width="6.2988in" svg:height="3.5429in" svg:x="0.0394in" svg:y="0.0398in">
              <draw:object draw:notify-on-update-of-ranges="Sheet1.A6:Sheet1.AW6 Sheet1.A7:Sheet1.AW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9/27/2013</text:date>, <text:time>16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7T16:34:09</dc:date>
    <dc:creator>Fernando Pereira</dc:creator>
    <meta:document-statistic meta:table-count="1" meta:cell-count="343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3cm" svg:y="4.21cm" style:legend-expansion="high" chart:style-name="ch2"/>
        <chart:plot-area chart:style-name="ch3" table:cell-range-address="Sheet1.A6:Sheet1.AW7" chart:data-source-has-labels="row" svg:x="0.77cm" svg:y="0.855cm" svg:width="12.243cm" svg:height="7.545cm">
          <chartooo:coordinate-region svg:x="1.222cm" svg:y="1.046cm" svg:width="11.388cm" svg:height="6.725cm"/>
          <chart:axis chart:dimension="x" chart:name="primary-x" chart:style-name="ch4" chartooo:axis-type="auto">
            <chart:categories table:cell-range-address="Sheet1.A6:Sheet1.AW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7:Sheet1.AW7" chart:class="chart:scatter">
            <chart:domain table:cell-range-address="Sheet1.A6:Sheet1.AW6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A6:Sheet1.AW6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1">
                <text:p>0.01</text:p>
                <draw:g>
                  <svg:desc>Sheet1.A7:Sheet1.AW7</svg:desc>
                </draw:g>
              </table:table-cell>
              <table:table-cell office:value-type="float" office:value="0.024">
                <text:p>0.024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142">
                <text:p>0.142</text:p>
              </table:table-cell>
              <table:table-cell office:value-type="float" office:value="0.19">
                <text:p>0.19</text:p>
              </table:table-cell>
              <table:table-cell office:value-type="float" office:value="0.264">
                <text:p>0.264</text:p>
              </table:table-cell>
              <table:table-cell office:value-type="float" office:value="0.328">
                <text:p>0.328</text:p>
              </table:table-cell>
              <table:table-cell office:value-type="float" office:value="0.418">
                <text:p>0.418</text:p>
              </table:table-cell>
              <table:table-cell office:value-type="float" office:value="0.5">
                <text:p>0.5</text:p>
              </table:table-cell>
              <table:table-cell office:value-type="float" office:value="0.594">
                <text:p>0.594</text:p>
              </table:table-cell>
              <table:table-cell office:value-type="float" office:value="0.716">
                <text:p>0.716</text:p>
              </table:table-cell>
              <table:table-cell office:value-type="float" office:value="0.82">
                <text:p>0.82</text:p>
              </table:table-cell>
              <table:table-cell office:value-type="float" office:value="0.942">
                <text:p>0.942</text:p>
              </table:table-cell>
              <table:table-cell office:value-type="float" office:value="1.078">
                <text:p>1.078</text:p>
              </table:table-cell>
              <table:table-cell office:value-type="float" office:value="1.23">
                <text:p>1.23</text:p>
              </table:table-cell>
              <table:table-cell office:value-type="float" office:value="1.37">
                <text:p>1.37</text:p>
              </table:table-cell>
              <table:table-cell office:value-type="float" office:value="1.52">
                <text:p>1.52</text:p>
              </table:table-cell>
              <table:table-cell office:value-type="float" office:value="1.686">
                <text:p>1.686</text:p>
              </table:table-cell>
              <table:table-cell office:value-type="float" office:value="1.866">
                <text:p>1.866</text:p>
              </table:table-cell>
              <table:table-cell office:value-type="float" office:value="2.03">
                <text:p>2.03</text:p>
              </table:table-cell>
              <table:table-cell office:value-type="float" office:value="2.246">
                <text:p>2.246</text:p>
              </table:table-cell>
              <table:table-cell office:value-type="float" office:value="2.42">
                <text:p>2.42</text:p>
              </table:table-cell>
              <table:table-cell office:value-type="float" office:value="2.096">
                <text:p>2.096</text:p>
              </table:table-cell>
              <table:table-cell office:value-type="float" office:value="0.566">
                <text:p>0.566</text:p>
              </table:table-cell>
              <table:table-cell office:value-type="float" office:value="1.852">
                <text:p>1.852</text:p>
              </table:table-cell>
              <table:table-cell office:value-type="float" office:value="0.668">
                <text:p>0.668</text:p>
              </table:table-cell>
              <table:table-cell office:value-type="float" office:value="2.132">
                <text:p>2.132</text:p>
              </table:table-cell>
              <table:table-cell office:value-type="float" office:value="1.508">
                <text:p>1.508</text:p>
              </table:table-cell>
              <table:table-cell office:value-type="float" office:value="1.614">
                <text:p>1.614</text:p>
              </table:table-cell>
              <table:table-cell office:value-type="float" office:value="1.714">
                <text:p>1.714</text:p>
              </table:table-cell>
              <table:table-cell office:value-type="float" office:value="3.658">
                <text:p>3.658</text:p>
              </table:table-cell>
              <table:table-cell office:value-type="float" office:value="1.95">
                <text:p>1.95</text:p>
              </table:table-cell>
              <table:table-cell office:value-type="float" office:value="1.02">
                <text:p>1.02</text:p>
              </table:table-cell>
              <table:table-cell office:value-type="float" office:value="3.27">
                <text:p>3.27</text:p>
              </table:table-cell>
              <table:table-cell office:value-type="float" office:value="3.422">
                <text:p>3.422</text:p>
              </table:table-cell>
              <table:table-cell office:value-type="float" office:value="2.414">
                <text:p>2.414</text:p>
              </table:table-cell>
              <table:table-cell office:value-type="float" office:value="3.82">
                <text:p>3.82</text:p>
              </table:table-cell>
              <table:table-cell office:value-type="float" office:value="4.032">
                <text:p>4.032</text:p>
              </table:table-cell>
              <table:table-cell office:value-type="float" office:value="4.202">
                <text:p>4.202</text:p>
              </table:table-cell>
              <table:table-cell office:value-type="float" office:value="4.416">
                <text:p>4.416</text:p>
              </table:table-cell>
              <table:table-cell office:value-type="float" office:value="4.654">
                <text:p>4.654</text:p>
              </table:table-cell>
              <table:table-cell office:value-type="float" office:value="1.626">
                <text:p>1.626</text:p>
              </table:table-cell>
              <table:table-cell office:value-type="float" office:value="3.394">
                <text:p>3.394</text:p>
              </table:table-cell>
              <table:table-cell office:value-type="float" office:value="5.292">
                <text:p>5.292</text:p>
              </table:table-cell>
              <table:table-cell office:value-type="float" office:value="5.538">
                <text:p>5.538</text:p>
              </table:table-cell>
              <table:table-cell office:value-type="float" office:value="7.682">
                <text:p>7.682</text:p>
              </table:table-cell>
              <table:table-cell office:value-type="float" office:value="6.026">
                <text:p>6.026</text:p>
              </table:table-cell>
              <table:table-cell office:value-type="float" office:value="4.162">
                <text:p>4.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